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trubkostroiteli</text:p>
          </table:table-cell>
          <table:table-cell table:number-columns-repeated="2"/>
          <table:table-cell office:value-type="string">
            <text:p>perehodnaya</text:p>
          </table:table-cell>
          <table:table-cell table:number-columns-repeated="2"/>
          <table:table-cell office:value-type="string">
            <text:p>arenicol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/>
          <table:table-cell office:value-type="string">
            <text:p>W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Fabricia sabella</text:p>
          </table:table-cell>
          <table:table-cell office:value-type="float" office:value="3.14285714285714">
            <text:p>3,1428571429</text:p>
          </table:table-cell>
          <table:table-cell office:value-type="float" office:value="0.207748187143601">
            <text:p>0,2077481871</text:p>
          </table:table-cell>
          <table:table-cell/>
          <table:table-cell office:value-type="float" office:value="1.8">
            <text:p>1,8</text:p>
          </table:table-cell>
          <table:table-cell office:value-type="float" office:value="0.179712494879">
            <text:p>0,1797124949</text:p>
          </table:table-cell>
          <table:table-cell/>
          <table:table-cell office:value-type="float" office:value="0.199999999999999">
            <text:p>0,2</text:p>
          </table:table-cell>
          <table:table-cell office:value-type="float" office:value="0.654720846018578">
            <text:p>0,654720846</text:p>
          </table:table-cell>
          <table:table-cell/>
        </table:table-row>
        <table:table-row table:style-name="ro1">
          <table:table-cell office:value-type="string">
            <text:p>Pygospio elegans</text:p>
          </table:table-cell>
          <table:table-cell office:value-type="float" office:value="2.28571428571428">
            <text:p>2,2857142857</text:p>
          </table:table-cell>
          <table:table-cell office:value-type="float" office:value="0.318906557323971">
            <text:p>0,318906557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.43855617142084">
            <text:p>4,4385561714</text:p>
          </table:table-cell>
          <table:table-cell office:value-type="float" office:value="0.0351359499582921">
            <text:p>0,03513595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Capitella capitata</text:p>
          </table:table-cell>
          <table:table-cell office:value-type="float" office:value="5.14285714285714">
            <text:p>5,1428571429</text:p>
          </table:table-cell>
          <table:table-cell office:value-type="float" office:value="0.0764262869907681">
            <text:p>0,076426287</text:p>
          </table:table-cell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.40307646356034">
            <text:p>6,4030764636</text:p>
          </table:table-cell>
          <table:table-cell office:value-type="float" office:value="0.0113922783685873">
            <text:p>0,0113922784</text:p>
          </table:table-cell>
          <table:table-cell/>
        </table:table-row>
        <table:table-row table:style-name="ro1">
          <table:table-cell office:value-type="string">
            <text:p>Arenicola marina</text:p>
          </table:table-cell>
          <table:table-cell office:value-type="float" office:value="1.57142857142857">
            <text:p>1,5714285714</text:p>
          </table:table-cell>
          <table:table-cell office:value-type="float" office:value="0.20999967175561">
            <text:p>0,2099996718</text:p>
          </table:table-cell>
          <table:table-cell/>
          <table:table-cell office:value-type="float" office:value="6.98757763975155">
            <text:p>6,9875776398</text:p>
          </table:table-cell>
          <table:table-cell office:value-type="float" office:value="0.00820773610734886">
            <text:p>0,0082077361</text:p>
          </table:table-cell>
          <table:table-cell office:value-type="string">
            <text:p>*</text:p>
          </table:table-cell>
          <table:table-cell office:value-type="float" office:value="7.53424657534247">
            <text:p>7,5342465753</text:p>
          </table:table-cell>
          <table:table-cell office:value-type="float" office:value="0.00605370476071838">
            <text:p>0,0060537048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ligochaeta</text:p>
          </table:table-cell>
          <table:table-cell office:value-type="float" office:value="2.92916666666667">
            <text:p>2,9291666667</text:p>
          </table:table-cell>
          <table:table-cell office:value-type="float" office:value="0.231174294035419">
            <text:p>0,231174294</text:p>
          </table:table-cell>
          <table:table-cell/>
          <table:table-cell office:value-type="float" office:value="1.8">
            <text:p>1,8</text:p>
          </table:table-cell>
          <table:table-cell office:value-type="float" office:value="0.179712494879">
            <text:p>0,1797124949</text:p>
          </table:table-cell>
          <table:table-cell/>
          <table:table-cell office:value-type="float" office:value="1">
            <text:p>1</text:p>
          </table:table-cell>
          <table:table-cell office:value-type="float" office:value="0.317310507862914">
            <text:p>0,31731050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2T16:35:37</dc:date>
    <dc:creator>Sophia Nazarova</dc:creator>
    <meta:document-statistic meta:table-count="1" meta:cell-count="48" meta:object-count="0"/>
    <meta:generator>LibreOffice/3.6$Linux_X86_64 LibreOffice_project/360m1$Build-2</meta:generator>
  </office:meta>
</office:document-meta>
</file>